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40.75mm"/>
    </style:style>
    <style:style style:name="co4" style:family="table-column">
      <style:table-column-properties fo:break-before="auto" style:column-width="57.68mm"/>
    </style:style>
    <style:style style:name="co7" style:family="table-column">
      <style:table-column-properties fo:break-before="auto" style:column-width="106.1mm"/>
    </style:style>
    <style:style style:name="co8" style:family="table-column">
      <style:table-column-properties fo:break-before="auto" style:column-width="43.13mm"/>
    </style:style>
    <style:style style:name="ro3" style:family="table-row">
      <style:table-row-properties style:row-height="5.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3" table:default-cell-style-name="ce6"/>
        <table:table-column table:style-name="co4" table:default-cell-style-name="ce6"/>
        <table:table-column table:style-name="co7" table:default-cell-style-name="ce8"/>
        <table:table-column table:style-name="co4" table:default-cell-style-name="ce6"/>
        <table:table-column table:style-name="co8" table:default-cell-style-name="ce6"/>
        <table:table-column table:style-name="co5" table:number-columns-repeated="1018" table:default-cell-style-name="ce6"/>
        <table:table-column table:style-name="co6" table:default-cell-style-name="ce6"/>
        <table:table-row table:style-name="ro2">
          <table:table-cell table:style-name="ce2" office:value-type="string" calcext:value-type="string">
            <text:p>Platform URI</text:p>
          </table:table-cell>
          <table:table-cell table:style-name="ce2" office:value-type="string" calcext:value-type="string">
            <text:p>Platform has &lt;relationship&gt; Sensor</text:p>
          </table:table-cell>
          <table:table-cell table:style-name="ce10" office:value-type="string" calcext:value-type="string">
            <text:p>Sensor URI</text:p>
          </table:table-cell>
          <table:table-cell table:style-name="ce10" office:value-type="string" calcext:value-type="string">
            <text:p>Sensor has &lt;relationship&gt; 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los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1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3/" xlink:type="simple">http://vocab.nerc.ac.uk/collection/L22/current/TOOL1063/</text:a>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6/" xlink:type="simple">http://vocab.nerc.ac.uk/collection/L22/current/TOOL1066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aqua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7/" xlink:type="simple">http://vocab.nerc.ac.uk/collection/L22/current/TOOL1067/</text:a></text:p>
          </table:table-cell>
          <table:table-cell table:style-name="ce9" office:value-type="string" calcext:value-type="string">
            <text:p>hasPlatform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5/" xlink:type="simple">http://vocab.nerc.ac.uk/collection/L22/current/TOOL1035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ur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9/" xlink:type="simple">http://vocab.nerc.ac.uk/collection/L22/current/TOOL1039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coriolis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0/" xlink:type="simple">http://vocab.nerc.ac.uk/collection/L22/current/TOOL1060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dmsp_F0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dmsp_F10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dmsp_F11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dmsp_F1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dmsp_F13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dmsp_F14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dmsp_F1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1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9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82/" xlink:type="simple">http://vocab.nerc.ac.uk/collection/L22/current/TOOL1082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7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47/" xlink:type="simple">http://vocab.nerc.ac.uk/collection/L22/current/TOOL1047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ers1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http://vocab.nerc.ac.uk/collection/L22/current/TOOL1064/</text:a>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ers1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http://vocab.nerc.ac.uk/collection/L22/current/TOOL1064/</text:a>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ers1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72/" xlink:type="simple">http://vocab.nerc.ac.uk/collection/L22/current/TOOL1072/</text:a>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ers1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6/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ers2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http://vocab.nerc.ac.uk/collection/L22/current/TOOL1064/</text:a>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ers2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http://vocab.nerc.ac.uk/collection/L22/current/TOOL1064/</text:a>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3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0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FY-3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7/" xlink:type="simple">http://vocab.nerc.ac.uk/collection/L22/current/TOOL1037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FY-3B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7/" xlink:type="simple">http://vocab.nerc.ac.uk/collection/L22/current/TOOL1037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FY-3C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7/" xlink:type="simple">http://vocab.nerc.ac.uk/collection/L22/current/TOOL1037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FY-3D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7/" xlink:type="simple">http://vocab.nerc.ac.uk/collection/L22/current/TOOL1037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Y-3F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7/" xlink:type="simple">http://vocab.nerc.ac.uk/collection/L22/current/TOOL1037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1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3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fo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78/" xlink:type="simple">http://vocab.nerc.ac.uk/collection/L22/current/TOOL1078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goes_08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0/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goes_09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0/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goes_09_bk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90/" xlink:type="simple">http://vocab.nerc.ac.uk/collection/L22/current/TOOL1090/</text:a>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goes_10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90/" xlink:type="simple">http://vocab.nerc.ac.uk/collection/L22/current/TOOL1090/</text:a>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goes_10_SA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90/" xlink:type="simple">http://vocab.nerc.ac.uk/collection/L22/current/TOOL1090/</text:a>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goes_11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90/" xlink:type="simple">http://vocab.nerc.ac.uk/collection/L22/current/TOOL1090/</text:a>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goes_12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1/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goes_12_SA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1/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goes_13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1/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goes_14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1/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goes_15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1/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54/" xlink:type="simple">http://vocab.nerc.ac.uk/collection/L22/current/TOOL1054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55/" xlink:type="simple">http://vocab.nerc.ac.uk/collection/L22/current/TOOL1055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himawari-6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85/" xlink:type="simple">http://vocab.nerc.ac.uk/collection/L22/current/TOOL1085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ice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79/" xlink:type="simple">http://vocab.nerc.ac.uk/collection/L22/current/TOOL1079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1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4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45/" xlink:type="simple">http://vocab.nerc.ac.uk/collection/L22/current/TOOL1045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1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3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3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3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3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4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3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4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7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3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7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7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7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8/" xlink:type="simple">http://vocab.nerc.ac.uk/collection/L22/current/TOOL1038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56/" xlink:type="simple">http://vocab.nerc.ac.uk/collection/L22/current/TOOL1056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meteosat_10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9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meteosat_11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9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meteosat_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9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meteosat_9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9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metOpA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7/" xlink:type="simple">http://vocab.nerc.ac.uk/collection/L22/current/TOOL1067/</text:a></text:p>
          </table:table-cell>
          <table:table-cell table:style-name="ce9" office:value-type="string" calcext:value-type="string">
            <text:p>hasPlatform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0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0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81/" xlink:type="simple">http://vocab.nerc.ac.uk/collection/L22/current/TOOL1081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4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metOpB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7/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70/" xlink:type="simple">http://vocab.nerc.ac.uk/collection/L22/current/TOOL1070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81/" xlink:type="simple">http://vocab.nerc.ac.uk/collection/L22/current/TOOL1081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84/" xlink:type="simple">http://vocab.nerc.ac.uk/collection/L22/current/TOOL1084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metOpC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7/" xlink:type="simple">http://vocab.nerc.ac.uk/collection/L22/current/TOOL1067/</text:a>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0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1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84/" xlink:type="simple">http://vocab.nerc.ac.uk/collection/L22/current/TOOL1084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imbus7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0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plat_noaa_6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74" xlink:type="simple">http://vocab.nerc.ac.uk/collection/L22/current/TOOL1074</text:a>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7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4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9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10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4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0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1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3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4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5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7/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8/" xlink:type="simple">http://vocab.nerc.ac.uk/collection/L22/current/TOOL1068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6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7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6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6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8/" xlink:type="simple">http://vocab.nerc.ac.uk/collection/L22/current/TOOL1068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7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7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7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7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8/" xlink:type="simple">http://vocab.nerc.ac.uk/collection/L22/current/TOOL1068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7/" xlink:type="simple">http://vocab.nerc.ac.uk/collection/L22/current/TOOL1067/</text:a>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9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7/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_19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0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51/" xlink:type="simple">http://vocab.nerc.ac.uk/collection/L22/current/TOOL1051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rbview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0867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parasol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42/" xlink:type="simple">http://vocab.nerc.ac.uk/collection/L22/current/TOOL1042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c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2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4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59/" xlink:type="simple">http://vocab.nerc.ac.uk/collection/L22/current/TOOL1059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3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59/" xlink:type="simple">http://vocab.nerc.ac.uk/collection/L22/current/TOOL1059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1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3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opexPoseidon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3/</text:p>
          </table:table-cell>
          <table:table-cell table:style-name="ce9" office:value-type="string" calcext:value-type="string">
            <text:p>hasPlatform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3" office:value-type="string" calcext:value-type="string">
            <text:p>plat_trmm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58/" xlink:type="simple">http://vocab.nerc.ac.uk/collection/L22/current/TOOL1058/</text:a>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terraSar_X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8/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tandem_X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8/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tsx_ng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8/</text:p>
          </table:table-cell>
          <table:table-cell table:style-name="ce9" office:value-type="string" calcext:value-type="string">
            <text:p>hasPlatform</text:p>
          </table:table-cell>
          <table:table-cell table:style-name="ce7" table:number-columns-repeated="1020"/>
        </table:table-row>
        <table:table-row table:style-name="ro2">
          <table:table-cell table:style-name="ce4" office:value-type="string" calcext:value-type="string">
            <text:p>plat_envisat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8/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saral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ltika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snp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irs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cryosat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iral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smos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iras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lat_meteosat_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lat_meteosat_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lat_meteosat_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lat_meteosat_3_a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lat_meteosat_3_xa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lat_meteosat_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lat_meteosat_5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lat_meteosat_5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lat_meteosat_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lat_meteosat_6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lat_meteosat_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lat_meteosat_7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imbus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8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9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10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1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1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1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1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tiros_n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15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1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1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18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noaa_19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metOp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lat_metOp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1020"/>
        </table:table-row>
        <table:table-row table:style-name="ro5" table:number-rows-repeated="10484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number-columns-repeated="1023" table:default-cell-style-name="ce6"/>
        <table:table-column table:style-name="co6" table:default-cell-style-name="ce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5" table:number-columns-repeated="1023" table:default-cell-style-name="ce6"/>
        <table:table-column table:style-name="co6" table:default-cell-style-name="ce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61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MacOSX_X86_64 LibreOffice_project/2b7f1e640c46ceb28adf43ee075a6e8b8439ed10</meta:generator>
    <meta:initial-creator>Authorised User</meta:initial-creator>
    <meta:creation-date>2015-10-29T15:32:23Z</meta:creation-date>
    <dc:date>2018-07-18T08:49:49.066514140</dc:date>
    <meta:editing-cycles>16</meta:editing-cycles>
    <meta:editing-duration>PT1H7M45S</meta:editing-duration>
    <meta:document-statistic meta:table-count="3" meta:cell-count="652" meta:object-count="0"/>
  </office:meta>
</office:document-meta>
</file>